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dFieldsWriterPerThread.addField(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FieldsWriterPerThread.StoredFieldsWriterPerThread( DocFieldProcessorPerThread docFieldProcessorPerThread , StoredFieldsWriter storedFields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redFieldsWriterPerThread.finish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dFieldsWriterPerThread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dFieldsWriterPerThread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